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fo:text-indent="0in"/>
      <style:text-properties style:font-name="Times New Roman" fo:font-weight="bold" style:font-weight-asian="bold" style:font-weight-complex="bold" fo:font-size="12pt" style:font-size-asian="12pt" style:font-size-complex="12pt" fo:language="en" fo:country="US"/>
    </style:style>
    <style:style style:name="P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 style:parent-style-name="Standard" style:family="paragraph">
      <style:paragraph-properties fo:text-align="start" fo:text-indent="0.4916in"/>
    </style:style>
    <style:style style:name="T4" style:parent-style-name="Absatz-Standardschriftart" style:family="text">
      <style:text-properties style:font-name="Times New Roman" fo:font-size="12pt" style:font-size-asian="12pt" style:font-size-complex="12pt" fo:language="en" fo:country="US"/>
    </style:style>
    <style:style style:name="P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 style:parent-style-name="Standard" style:family="paragraph">
      <style:paragraph-properties fo:text-align="start" fo:text-indent="0.4916in"/>
    </style:style>
    <style:style style:name="T8" style:parent-style-name="Absatz-Standardschriftart" style:family="text">
      <style:text-properties style:font-name="Times New Roman" fo:font-size="12pt" style:font-size-asian="12pt" style:font-size-complex="12pt" fo:language="en" fo:country="US"/>
    </style:style>
    <style:style style:name="T9" style:parent-style-name="Absatz-Standardschriftart" style:family="text">
      <style:text-properties style:font-name="Times New Roman" fo:font-size="12pt" style:font-size-asian="12pt" style:font-size-complex="12pt" fo:language="en" fo:country="US"/>
    </style:style>
    <style:style style:name="T10" style:parent-style-name="Absatz-Standardschriftart" style:family="text">
      <style:text-properties style:font-name="Times New Roman" fo:font-size="12pt" style:font-size-asian="12pt" style:font-size-complex="12pt"/>
    </style:style>
    <style:style style:name="T11" style:parent-style-name="Absatz-Standardschriftart" style:family="text">
      <style:text-properties style:font-name="Times New Roman" fo:font-size="12pt" style:font-size-asian="12pt" style:font-size-complex="12pt" fo:language="en" fo:country="US"/>
    </style:style>
    <style:style style:name="P12" style:parent-style-name="Standard" style:family="paragraph">
      <style:paragraph-properties fo:text-align="start" fo:text-indent="0.4916in"/>
    </style:style>
    <style:style style:name="T13" style:parent-style-name="Absatz-Standardschriftart" style:family="text">
      <style:text-properties style:font-name="Times New Roman" fo:font-size="12pt" style:font-size-asian="12pt" style:font-size-complex="12pt" fo:language="en" fo:country="US"/>
    </style:style>
    <style:style style:name="T14" style:parent-style-name="Absatz-Standardschriftart" style:family="text">
      <style:text-properties style:font-name="Times New Roman" fo:font-size="12pt" style:font-size-asian="12pt" style:font-size-complex="12pt" fo:language="en" fo:country="US"/>
    </style:style>
    <style:style style:name="T15" style:parent-style-name="Absatz-Standardschriftart" style:family="text">
      <style:text-properties style:font-name="Times New Roman" fo:font-size="12pt" style:font-size-asian="12pt" style:font-size-complex="12pt" fo:language="en" fo:country="US"/>
    </style:style>
    <style:style style:name="T16" style:parent-style-name="Absatz-Standardschriftart" style:family="text">
      <style:text-properties style:font-name="Times New Roman" fo:font-size="12pt" style:font-size-asian="12pt" style:font-size-complex="12pt" fo:language="en" fo:country="US"/>
    </style:style>
    <style:style style:name="P1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 style:parent-style-name="Standard" style:family="paragraph">
      <style:paragraph-properties fo:text-align="start" fo:text-indent="0in"/>
    </style:style>
    <style:style style:name="T23" style:parent-style-name="Absatz-Standardschriftart" style:family="text">
      <style:text-properties style:font-name="Times New Roman" fo:font-size="12pt" style:font-size-asian="12pt" style:font-size-complex="12pt" fo:language="en" fo:country="US"/>
    </style:style>
    <style:style style:name="T24" style:parent-style-name="Absatz-Standardschriftart" style:family="text">
      <style:text-properties style:font-name="Times New Roman" fo:font-size="12pt" style:font-size-asian="12pt" style:font-size-complex="12pt"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Absatz-Standardschriftart" style:family="text">
      <style:text-properties fo:language="en" fo:country="US"/>
    </style:style>
    <style:style style:name="T28" style:parent-style-name="CommentReference" style:family="text">
      <style:text-properties style:font-name="Times New Roman" fo:font-size="12pt" style:font-size-asian="12pt" style:font-size-complex="12pt"/>
    </style:style>
    <style:style style:name="P2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1" style:parent-style-name="Standard" style:family="paragraph">
      <style:paragraph-properties fo:text-align="start" fo:text-indent="0in"/>
    </style:style>
    <style:style style:name="T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3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4" style:parent-style-name="CommentText" style:family="paragraph">
      <style:paragraph-properties fo:text-align="start" fo:text-indent="0in"/>
    </style:style>
    <style:style style:name="T35"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3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8"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39" style:parent-style-name="Standard" style:family="paragraph">
      <style:paragraph-properties fo:text-align="start" fo:text-indent="0.4916in"/>
    </style:style>
    <style:style style:name="T40"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42" style:parent-style-name="Absatz-Standardschriftart" style:family="text">
      <style:text-properties style:font-name="Times New Roman" fo:font-size="12pt" style:font-size-asian="12pt" style:font-size-complex="12pt" fo:language="en" fo:country="US"/>
    </style:style>
    <style:style style:name="T43" style:parent-style-name="Absatz-Standardschriftart" style:family="text">
      <style:text-properties style:font-name="Times New Roman" fo:font-size="12pt" style:font-size-asian="12pt" style:font-size-complex="12pt" fo:language="en" fo:country="US"/>
    </style:style>
    <style:style style:name="T44" style:parent-style-name="Absatz-Standardschriftart" style:family="text">
      <style:text-properties style:font-name="Times New Roman" style:letter-kerning="false" fo:font-size="12pt" style:font-size-asian="12pt" style:font-size-complex="12pt" fo:language="en" fo:country="US"/>
    </style:style>
    <style:style style:name="T45" style:parent-style-name="Absatz-Standardschriftart" style:family="text">
      <style:text-properties style:font-name="Times New Roman" fo:font-size="12pt" style:font-size-asian="12pt" style:font-size-complex="12pt" fo:language="en" fo:country="US"/>
    </style:style>
    <style:style style:name="T46" style:parent-style-name="Absatz-Standardschriftart" style:family="text">
      <style:text-properties style:font-name="Times New Roman" style:letter-kerning="false" fo:font-size="12pt" style:font-size-asian="12pt" style:font-size-complex="12pt" fo:language="en" fo:country="US"/>
    </style:style>
    <style:style style:name="T47" style:parent-style-name="Absatz-Standardschriftart" style:family="text">
      <style:text-properties style:font-name="Times New Roman" fo:font-size="12pt" style:font-size-asian="12pt" style:font-size-complex="12pt" fo:language="en" fo:country="US"/>
    </style:style>
    <style:style style:name="T48" style:parent-style-name="Absatz-Standardschriftart" style:family="text">
      <style:text-properties style:font-name="Times New Roman" style:letter-kerning="false" fo:font-size="12pt" style:font-size-asian="12pt" style:font-size-complex="12pt" fo:language="en" fo:country="US"/>
    </style:style>
    <style:style style:name="T49" style:parent-style-name="Absatz-Standardschriftart" style:family="text">
      <style:text-properties style:font-name="Times New Roman" fo:font-size="12pt" style:font-size-asian="12pt" style:font-size-complex="12pt" fo:language="en" fo:country="US"/>
    </style:style>
    <style:style style:name="T50" style:parent-style-name="Absatz-Standardschriftart" style:family="text">
      <style:text-properties style:font-name="Times New Roman" fo:font-size="12pt" style:font-size-asian="12pt" style:font-size-complex="12pt" fo:language="en" fo:country="US"/>
    </style:style>
    <style:style style:name="P51" style:parent-style-name="Standard" style:family="paragraph">
      <style:paragraph-properties fo:text-align="start" fo:text-indent="0in"/>
    </style:style>
    <style:style style:name="T52" style:parent-style-name="Absatz-Standardschriftart" style:family="text">
      <style:text-properties style:font-name="Times New Roman" fo:font-size="12pt" style:font-size-asian="12pt" style:font-size-complex="12pt" fo:language="da" fo:country="DK"/>
    </style:style>
    <style:style style:name="T53" style:parent-style-name="Absatz-Standardschriftart" style:family="text">
      <style:text-properties style:font-name="Times New Roman" fo:font-size="12pt" style:font-size-asian="12pt" style:font-size-complex="12pt" fo:language="en" fo:country="US"/>
    </style:style>
    <style:style style:name="P54" style:parent-style-name="CommentText" style:family="paragraph">
      <style:paragraph-properties fo:text-align="start" fo:text-indent="0in"/>
    </style:style>
    <style:style style:name="T55" style:parent-style-name="Absatz-Standardschriftart" style:family="text">
      <style:text-properties style:font-name="Times New Roman" fo:font-size="12pt" style:font-size-asian="12pt" style:font-size-complex="12pt" fo:language="en" fo:country="US"/>
    </style:style>
    <style:style style:name="T56" style:parent-style-name="Absatz-Standardschriftart" style:family="text">
      <style:text-properties style:font-name="Times New Roman" fo:font-size="12pt" style:font-size-asian="12pt" style:font-size-complex="12pt" fo:language="en" fo:country="US"/>
    </style:style>
    <style:style style:name="T57" style:parent-style-name="Absatz-Standardschriftar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4916in"/>
    </style:style>
    <style:style style:name="T59" style:parent-style-name="Absatz-Standardschriftart" style:family="text">
      <style:text-properties style:font-name="Times New Roman" fo:font-size="12pt" style:font-size-asian="12pt" style:font-size-complex="12pt" fo:language="en" fo:country="US"/>
    </style:style>
    <style:style style:name="T60" style:parent-style-name="DefaultParagraphFont" style:family="text">
      <style:text-properties fo:language="en" fo:country="US"/>
    </style:style>
    <style:style style:name="P61" style:parent-style-name="Standard" style:family="paragraph">
      <style:paragraph-properties fo:text-align="start" fo:text-indent="0.4916in"/>
    </style:style>
    <style:style style:name="T6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3" style:parent-style-name="Absatz-Standardschriftart" style:family="text">
      <style:text-properties fo:font-style="italic" style:font-style-asian="italic" style:font-style-complex="italic" fo:language="en" fo:country="US"/>
    </style:style>
    <style:style style:name="T64" style:parent-style-name="Absatz-Standardschriftart" style:family="text">
      <style:text-properties style:font-name="Times New Roman" fo:font-size="12pt" style:font-size-asian="12pt" style:font-size-complex="12pt" fo:language="en" fo:country="US"/>
    </style:style>
    <style:style style:name="T65" style:parent-style-name="Absatz-Standardschriftart" style:family="text">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7" style:parent-style-name="Standard" style:family="paragraph">
      <style:paragraph-properties fo:text-align="start" fo:text-indent="0.4916in"/>
    </style:style>
    <style:style style:name="T68"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69" style:parent-style-name="Absatz-Standardschriftart" style:family="text">
      <style:text-properties style:font-name="Times New Roman" fo:font-size="12pt" style:font-size-asian="12pt" style:font-size-complex="12pt" fo:language="en" fo:country="US"/>
    </style:style>
    <style:style style:name="P70"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71" style:parent-style-name="Standard" style:family="paragraph">
      <style:paragraph-properties fo:text-align="start" fo:text-indent="0.4916in"/>
    </style:style>
    <style:style style:name="T72"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73" style:parent-style-name="Absatz-Standardschriftart" style:family="text">
      <style:text-properties style:font-name="Times New Roman" fo:font-size="12pt" style:font-size-asian="12pt" style:font-size-complex="12pt" fo:language="en" fo:country="US"/>
    </style:style>
    <style:style style:name="P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75" style:parent-style-name="Standard" style:family="paragraph">
      <style:paragraph-properties fo:text-align="start" fo:text-indent="0in"/>
      <style:text-properties style:font-name="Times New Roman" fo:font-size="12pt" style:font-size-asian="12pt" style:font-size-complex="12pt" fo:language="en" fo:country="US"/>
    </style:style>
    <style:style style:name="P76" style:parent-style-name="Standard" style:family="paragraph">
      <style:paragraph-properties fo:text-align="start" fo:text-indent="0in"/>
      <style:text-properties style:font-name="Times New Roman" fo:font-size="12pt" style:font-size-asian="12pt" style:font-size-complex="12pt" fo:language="en" fo:country="US"/>
    </style:style>
    <style:style style:name="P77" style:parent-style-name="Standard" style:family="paragraph">
      <style:paragraph-properties fo:text-align="start" fo:text-indent="0in"/>
      <style:text-properties style:font-name="Times New Roman" fo:font-size="12pt" style:font-size-asian="12pt" style:font-size-complex="12pt" fo:language="en" fo:country="US"/>
    </style:style>
    <style:style style:name="P78" style:parent-style-name="Standard" style:family="paragraph">
      <style:paragraph-properties fo:text-align="start" fo:text-indent="0in"/>
    </style:style>
    <style:style style:name="T79" style:parent-style-name="Absatz-Standardschriftart" style:family="text">
      <style:text-properties style:font-name="Times New Roman" fo:font-size="12pt" style:font-size-asian="12pt" style:font-size-complex="12pt" fo:language="en" fo:country="US"/>
    </style:style>
    <style:style style:name="T80" style:parent-style-name="Absatz-Standardschriftart" style:family="text">
      <style:text-properties style:font-name="Times New Roman" fo:font-size="12pt" style:font-size-asian="12pt" style:font-size-complex="12pt" fo:language="en" fo:country="US"/>
    </style:style>
    <style:style style:name="T81" style:parent-style-name="Absatz-Standardschriftart" style:family="text">
      <style:text-properties style:font-name="Times New Roman" fo:font-size="12pt" style:font-size-asian="12pt" style:font-size-complex="12pt" fo:language="en" fo:country="US"/>
    </style:style>
    <style:style style:name="T82" style:parent-style-name="Absatz-Standardschriftart" style:family="text">
      <style:text-properties style:font-name="Times New Roman" fo:font-size="12pt" style:font-size-asian="12pt" style:font-size-complex="12pt" fo:language="en" fo:country="US"/>
    </style:style>
    <style:style style:name="P83" style:parent-style-name="Standard" style:family="paragraph">
      <style:paragraph-properties fo:text-align="start" fo:text-indent="0in"/>
      <style:text-properties style:font-name="Times New Roman" fo:font-size="12pt" style:font-size-asian="12pt" style:font-size-complex="12pt" fo:language="en" fo:country="US"/>
    </style:style>
    <style:style style:name="P8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85" style:parent-style-name="Standard" style:family="paragraph">
      <style:paragraph-properties fo:text-align="start" fo:text-indent="0in"/>
    </style:style>
    <style:style style:name="T86" style:parent-style-name="Absatz-Standardschriftart" style:family="text">
      <style:text-properties style:font-name="Times New Roman" fo:font-size="12pt" style:font-size-asian="12pt" style:font-size-complex="12pt" fo:language="en" fo:country="US"/>
    </style:style>
    <style:style style:name="T87" style:parent-style-name="Absatz-Standardschriftart" style:family="text">
      <style:text-properties style:font-name="Times New Roman"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Absatz-Standardschriftart" style:family="text">
      <style:text-properties fo:language="en" fo:country="US"/>
    </style:style>
    <style:style style:name="T90" style:parent-style-name="CommentReference" style:family="text">
      <style:text-properties style:font-name="Times New Roman" fo:font-size="12pt" style:font-size-asian="12pt" style:font-size-complex="12pt"/>
    </style:style>
    <style:style style:name="T91" style:parent-style-name="Absatz-Standardschriftart" style:family="text">
      <style:text-properties style:font-name="Times New Roman" fo:font-size="12pt" style:font-size-asian="12pt" style:font-size-complex="12pt" fo:language="en" fo:country="US"/>
    </style:style>
    <style:style style:name="P92" style:parent-style-name="Standard" style:family="paragraph">
      <style:paragraph-properties fo:text-align="start" fo:text-indent="0in"/>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text-properties style:font-name="Times New Roman" fo:font-size="12pt" style:font-size-asian="12pt" style:font-size-complex="12pt" fo:language="en" fo:country="US"/>
    </style:style>
    <style:style style:name="P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9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99"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0"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1" style:parent-style-name="Standard" style:family="paragraph">
      <style:paragraph-properties fo:text-indent="0.4916in"/>
      <style:text-properties style:font-name="Times New Roman" fo:font-size="12pt" style:font-size-asian="12pt" style:font-size-complex="12pt" fo:language="en" fo:country="US"/>
    </style:style>
    <style:style style:name="P1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104" style:parent-style-name="Normal" style:family="paragraph">
      <style:paragraph-properties fo:text-align="start" fo:text-indent="0in"/>
    </style:style>
    <style:style style:name="T10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08" style:parent-style-name="DefaultParagraphFont" style:family="text">
      <style:text-properties style:font-name="Times New Roman" fo:font-size="12pt" style:font-size-asian="12pt" style:font-size-complex="12pt" fo:language="en" fo:country="US"/>
    </style:style>
    <style:style style:name="T109" style:parent-style-name="DefaultParagraphFont" style:family="text">
      <style:text-properties style:font-name="Times New Roman" fo:font-size="12pt" style:font-size-asian="12pt" style:font-size-complex="12pt" fo:language="en" fo:country="US"/>
    </style:style>
    <style:style style:name="T110" style:parent-style-name="DefaultParagraphFont" style:family="text">
      <style:text-properties style:font-name="Times New Roman" fo:font-size="12pt" style:font-size-asian="12pt" style:font-size-complex="12pt" fo:language="en" fo:country="US"/>
    </style:style>
    <style:style style:name="T111" style:parent-style-name="DefaultParagraphFont" style:family="text">
      <style:text-properties style:font-name="Times New Roman" fo:font-size="12pt" style:font-size-asian="12pt" style:font-size-complex="12pt" fo:language="en" fo:country="US"/>
    </style:style>
    <style:style style:name="T112" style:parent-style-name="DefaultParagraphFont" style:family="text">
      <style:text-properties style:font-name="Times New Roman" fo:font-size="12pt" style:font-size-asian="12pt" style:font-size-complex="12pt" fo:language="en" fo:country="US"/>
    </style:style>
    <style:style style:name="T113" style:parent-style-name="DefaultParagraphFont" style:family="text">
      <style:text-properties style:font-name="Times New Roman" fo:font-size="12pt" style:font-size-asian="12pt" style:font-size-complex="12pt" fo:language="en" fo:country="US"/>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Normal" style:family="paragraph">
      <style:paragraph-properties fo:text-align="start" fo:text-indent="0.4916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20" style:parent-style-name="Normal" style:family="paragraph">
      <style:paragraph-properties fo:text-align="start" fo:text-indent="0.4916in"/>
    </style:style>
    <style:style style:name="T12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T125" style:parent-style-name="DefaultParagraphFont" style:family="text">
      <style:text-properties style:font-name="Times New Roman" fo:font-size="12pt" style:font-size-asian="12pt" style:font-size-complex="12pt" fo:language="en" fo:country="US"/>
    </style:style>
    <style:style style:name="T126" style:parent-style-name="DefaultParagraphFont" style:family="text">
      <style:text-properties style:font-name="Times New Roman" fo:font-size="12pt" style:font-size-asian="12pt" style:font-size-complex="12pt" fo:language="en" fo:country="US"/>
    </style:style>
    <style:style style:name="T127" style:parent-style-name="DefaultParagraphFont" style:family="text">
      <style:text-properties style:font-name="Times New Roman" fo:font-size="12pt" style:font-size-asian="12pt" style:font-size-complex="12pt" fo:language="en" fo:country="US"/>
    </style:style>
    <style:style style:name="P128"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29" style:parent-style-name="Normal" style:family="paragraph">
      <style:paragraph-properties fo:text-align="start" fo:text-indent="0.4916in"/>
    </style:style>
    <style:style style:name="T1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31" style:parent-style-name="animate-in" style:family="text">
      <style:text-properties style:font-name="Times New Roman" fo:font-size="12pt" style:font-size-asian="12pt" style:font-size-complex="12pt" fo:language="en" fo:country="US"/>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animate-in" style:family="text">
      <style:text-properties style:font-name="Times New Roman" fo:font-size="12pt" style:font-size-asian="12pt" style:font-size-complex="12pt"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T135" style:parent-style-name="animate-in" style:family="text">
      <style:text-properties style:font-name="Times New Roman" fo:font-size="12pt" style:font-size-asian="12pt" style:font-size-complex="12pt" fo:language="en" fo:country="US"/>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animate-in" style:family="text">
      <style:text-properties style:font-name="Times New Roman" fo:font-size="12pt" style:font-size-asian="12pt" style:font-size-complex="12pt" fo:language="en" fo:country="US"/>
    </style:style>
    <style:style style:name="P138"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39"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0" style:parent-style-name="Normal" style:family="paragraph">
      <style:paragraph-properties fo:text-align="start" fo:text-indent="0.4916in"/>
    </style:style>
    <style:style style:name="T14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T143" style:parent-style-name="DefaultParagraphFont" style:family="text">
      <style:text-properties style:font-name="Times New Roman" fo:font-size="12pt" style:font-size-asian="12pt" style:font-size-complex="12pt" fo:language="en" fo:country="US"/>
    </style:style>
    <style:style style:name="T144" style:parent-style-name="DefaultParagraphFont" style:family="text">
      <style:text-properties style:font-name="Times New Roman" fo:font-size="12pt" style:font-size-asian="12pt" style:font-size-complex="12pt" fo:language="en" fo:country="US"/>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P147" style:parent-style-name="Normal" style:family="paragraph">
      <style:paragraph-properties fo:text-align="start" fo:text-indent="0.4916in"/>
      <style:text-properties style:font-name="Times New Roman" fo:font-size="12pt" style:font-size-asian="12pt" style:font-size-complex="12pt" fo:language="en" fo:country="US"/>
    </style:style>
    <style:style style:name="P148" style:parent-style-name="Normal" style:family="paragraph">
      <style:paragraph-properties fo:text-align="start" fo:text-indent="0.4916in"/>
    </style:style>
    <style:style style:name="T14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T151" style:parent-style-name="DefaultParagraphFont" style:family="text">
      <style:text-properties style:font-name="Times New Roman" fo:font-size="12pt" style:font-size-asian="12pt" style:font-size-complex="12pt" fo:language="en" fo:country="US"/>
    </style:style>
    <style:style style:name="T152" style:parent-style-name="DefaultParagraphFont" style:family="text">
      <style:text-properties style:font-name="Times New Roman" fo:font-size="12pt" style:font-size-asian="12pt" style:font-size-complex="12pt" fo:language="en" fo:country="US"/>
    </style:style>
    <style:style style:name="P153" style:parent-style-name="Normal" style:family="paragraph">
      <style:paragraph-properties fo:text-align="start" fo:text-indent="0in"/>
      <style:text-properties style:font-name="Times New Roman" fo:font-size="12pt" style:font-size-asian="12pt" style:font-size-complex="12pt" fo:language="en" fo:country="US"/>
    </style:style>
    <style:style style:name="P15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5"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56" style:parent-style-name="Normal" style:family="paragraph">
      <style:paragraph-properties fo:text-align="start" fo:text-indent="0in"/>
    </style:style>
    <style:style style:name="T157" style:parent-style-name="DefaultParagraphFont" style:family="text">
      <style:text-properties style:font-name="Times New Roman" fo:font-size="12pt" style:font-size-asian="12pt" style:font-size-complex="12pt" fo:language="en" fo:country="US"/>
    </style:style>
    <style:style style:name="T15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language="en" fo:country="US"/>
    </style:style>
    <style:style style:name="P160" style:parent-style-name="Normal" style:family="paragraph">
      <style:paragraph-properties fo:text-align="start" fo:text-indent="0in"/>
      <style:text-properties style:font-name="Times New Roman" fo:font-size="12pt" style:font-size-asian="12pt" style:font-size-complex="12pt" fo:language="en" fo:country="US"/>
    </style:style>
    <style:style style:name="P161" style:parent-style-name="Normal" style:family="paragraph">
      <style:paragraph-properties fo:text-align="start" fo:text-indent="0in"/>
    </style:style>
    <style:style style:name="T162" style:parent-style-name="DefaultParagraphFont" style:family="text">
      <style:text-properties style:font-name="Times New Roman" fo:font-size="12pt" style:font-size-asian="12pt" style:font-size-complex="12pt" fo:language="en" fo:country="US"/>
    </style:style>
    <style:style style:name="T16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64" style:parent-style-name="DefaultParagraphFont" style:family="text">
      <style:text-properties style:font-name-complex="Calibri" fo:font-size="12pt" style:font-size-asian="12pt" style:font-size-complex="12pt" fo:language="en" fo:country="US"/>
    </style:style>
    <style:style style:name="T165" style:parent-style-name="DefaultParagraphFont" style:family="text">
      <style:text-properties style:font-name-complex="Calibri" fo:font-size="12pt" style:font-size-asian="12pt" style:font-size-complex="12pt" fo:language="da" fo:country="DK"/>
    </style:style>
    <style:style style:name="T166" style:parent-style-name="DefaultParagraphFont" style:family="text">
      <style:text-properties style:font-name-complex="Calibri" fo:font-size="12pt" style:font-size-asian="12pt" style:font-size-complex="12pt" fo:language="da" fo:country="DK"/>
    </style:style>
    <style:style style:name="P167" style:parent-style-name="Normal" style:family="paragraph">
      <style:paragraph-properties fo:text-align="start" fo:text-indent="0in"/>
      <style:text-properties style:font-name-complex="Calibri" fo:font-size="12pt" style:font-size-asian="12pt" style:font-size-complex="12pt" fo:language="da" fo:country="DK"/>
    </style:style>
    <style:style style:name="P168" style:parent-style-name="Normal" style:family="paragraph">
      <style:paragraph-properties fo:text-align="start" fo:text-indent="0in"/>
    </style:style>
    <style:style style:name="T169" style:parent-style-name="DefaultParagraphFont" style:family="text">
      <style:text-properties style:font-name="Times New Roman" fo:font-size="12pt" style:font-size-asian="12pt" style:font-size-complex="12pt" fo:language="da" fo:country="DK"/>
    </style:style>
    <style:style style:name="T17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1" style:parent-style-name="DefaultParagraphFont" style:family="text">
      <style:text-properties style:font-name="Times New Roman" fo:font-size="12pt" style:font-size-asian="12pt" style:font-size-complex="12pt" fo:language="en" fo:country="US"/>
    </style:style>
    <style:style style:name="T172" style:parent-style-name="DefaultParagraphFont" style:family="text">
      <style:text-properties style:font-name="Times New Roman" fo:font-size="12pt" style:font-size-asian="12pt" style:font-size-complex="12pt" fo:language="en" fo:country="US"/>
    </style:style>
    <style:style style:name="P173" style:parent-style-name="Normal" style:family="paragraph">
      <style:paragraph-properties fo:text-align="start" fo:text-indent="0in"/>
      <style:text-properties style:font-name="Times New Roman" fo:font-size="12pt" style:font-size-asian="12pt" style:font-size-complex="12pt" fo:language="en" fo:country="US"/>
    </style:style>
    <style:style style:name="P174" style:parent-style-name="Normal"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75" style:parent-style-name="Normal" style:family="paragraph">
      <style:paragraph-properties fo:text-align="start" fo:text-indent="0in"/>
      <style:text-properties style:font-name="Times New Roman" fo:font-size="12pt" style:font-size-asian="12pt" style:font-size-complex="12pt" fo:language="en" fo:country="US"/>
    </style:style>
    <style:style style:name="P176" style:parent-style-name="Normal" style:family="paragraph">
      <style:paragraph-properties fo:text-align="start" fo:text-indent="0in"/>
    </style:style>
    <style:style style:name="T177" style:parent-style-name="DefaultParagraphFont" style:family="text">
      <style:text-properties style:font-name="Times New Roman" fo:font-size="12pt" style:font-size-asian="12pt" style:font-size-complex="12pt" fo:language="en" fo:country="US"/>
    </style:style>
    <style:style style:name="T17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79" style:parent-style-name="DefaultParagraphFont" style:family="text">
      <style:text-properties style:font-name="Times New Roman" fo:font-size="12pt" style:font-size-asian="12pt" style:font-size-complex="12pt"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T185" style:parent-style-name="DefaultParagraphFont" style:family="text">
      <style:text-properties style:font-name="Times New Roman" fo:font-size="12pt" style:font-size-asian="12pt" style:font-size-complex="12pt" fo:language="en" fo:country="US"/>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T188" style:parent-style-name="DefaultParagraphFont" style:family="text">
      <style:text-properties style:font-name="Times New Roman" fo:font-size="12pt" style:font-size-asian="12pt" style:font-size-complex="12pt" fo:language="en" fo:country="US"/>
    </style:style>
    <style:style style:name="T189" style:parent-style-name="DefaultParagraphFont" style:family="text">
      <style:text-properties style:font-name="Times New Roman" fo:font-size="12pt" style:font-size-asian="12pt" style:font-size-complex="12pt" fo:language="en" fo:country="US"/>
    </style:style>
    <style:style style:name="T190" style:parent-style-name="DefaultParagraphFont" style:family="text">
      <style:text-properties style:font-name="Times New Roman" fo:font-size="12pt" style:font-size-asian="12pt" style:font-size-complex="12pt" fo:language="en" fo:country="US"/>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T193" style:parent-style-name="DefaultParagraphFont" style:family="text">
      <style:text-properties style:font-name="Times New Roman" fo:font-size="12pt" style:font-size-asian="12pt" style:font-size-complex="12pt" fo:language="en" fo:country="US"/>
    </style:style>
    <style:style style:name="P194" style:parent-style-name="Normal" style:family="paragraph">
      <style:paragraph-properties fo:text-align="start" fo:text-indent="0in"/>
    </style:style>
    <style:style style:name="T195" style:parent-style-name="DefaultParagraphFont" style:family="text">
      <style:text-properties style:font-name="Times New Roman" fo:font-size="12pt" style:font-size-asian="12pt" style:font-size-complex="12pt" fo:language="en" fo:country="US"/>
    </style:style>
    <style:style style:name="T196"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DefaultParagraphFont" style:family="text">
      <style:text-properties style:font-name="Times New Roman" fo:font-size="12pt" style:font-size-asian="12pt" style:font-size-complex="12pt"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T200" style:parent-style-name="DefaultParagraphFont" style:family="text">
      <style:text-properties style:font-name="Times New Roman" fo:font-size="12pt" style:font-size-asian="12pt" style:font-size-complex="12pt" fo:language="en" fo:country="US"/>
    </style:style>
    <style:style style:name="T201" style:parent-style-name="DefaultParagraphFont" style:family="text">
      <style:text-properties style:font-name="Times New Roman" fo:font-size="12pt" style:font-size-asian="12pt" style:font-size-complex="12pt" fo:language="en" fo:country="US"/>
    </style:style>
    <style:style style:name="T202" style:parent-style-name="DefaultParagraphFont" style:family="text">
      <style:text-properties style:font-name="Times New Roman" fo:font-size="12pt" style:font-size-asian="12pt" style:font-size-complex="12pt" fo:language="en" fo:country="US"/>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P206" style:parent-style-name="Normal" style:family="paragraph">
      <style:paragraph-properties fo:text-align="start" fo:text-indent="0in"/>
    </style:style>
    <style:style style:name="T207" style:parent-style-name="DefaultParagraphFont" style:family="text">
      <style:text-properties style:font-name="Times New Roman" fo:font-size="12pt" style:font-size-asian="12pt" style:font-size-complex="12pt" fo:language="en" fo:country="US"/>
    </style:style>
    <style:style style:name="T20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212" style:parent-style-name="Standard" style:family="paragraph">
      <style:paragraph-properties fo:text-indent="0in"/>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7" style:parent-style-name="Standard" style:family="paragraph">
      <style:paragraph-properties fo:text-align="start" fo:text-indent="0in"/>
      <style:text-properties style:font-name="Times New Roman" fo:font-size="12pt" style:font-size-asian="12pt" style:font-size-complex="12pt" fo:language="en" fo:country="US"/>
    </style:style>
  </office:automatic-styles>
  <office:body>
    <office:text text:use-soft-page-breaks="true">
      <text:p text:style-name="P1">Theoretical Background</text:p>
      <text:p text:style-name="P2"/>
      <text:p text:style-name="P3"><text:span text:style-name="T4">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 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5"/>
      <text:p text:style-name="P6">Cognitive impairment in PCS</text:p>
      <text:p text:style-name="P7"><text:span text:style-name="T8">Cognitive impairment is one of the most frequent symptoms of PCS (Davids et al., 2021; WHO) and is therefore of high interest. These impairments are characterized by confusion, memory difficulties, disorientation, and trouble concentrating,<text:s/></text:span><text:span text:style-name="T9"><office:annotation office:name="0" xml:id="715187412"><dc:creator>Christian Neumann</dc:creator><dc:date>2024-09-27T08:01:00</dc:date><meta:creator-initials>CN</meta:creator-initials><text:p text:style-name="Kommentartext">Ich glaube brain fog ist nochmal ein eigenes Phenomen, es ist nicht so dass<text:s/><text:span text:style-name="T10">confusion, memory difficulties, disorientation, and trouble concentrating einfach als brain fog zusammengefasst werden.</text:span></text:p></office:annotation>which are referred to as experiencing “brain fog”</text:span><text:span text:style-name="Kommentarzeichen"><office:annotation-end office:name="0"/></text:span><text:span text:style-name="T11"><text:s/>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12"><text:span text:style-name="T1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text:s/></text:span><text:span text:style-name="T14"><office:annotation office:name="1" xml:id="715187775"><dc:creator>Christian Neumann</dc:creator><dc:date>2024-09-27T08:07:00</dc:date><meta:creator-initials>CN</meta:creator-initials><text:p text:style-name="Kommentartext">Zeigt auch die Schwäche von den Screenings</text:p></office:annotation>objective cognitive screening<text:s/></text:span><text:soft-page-break/><text:span text:style-name="T15">tests confirmed impairment in only 25%, while extensive neurological assessment indicated impairments in 60% of these patients.<text:s/></text:span><text:span text:style-name="Kommentarzeichen"><office:annotation-end office:name="1"/></text:span><text:span text:style-name="T16">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17">Subjective cognitive deficits in everyday situations are predicted by elevated anxiety and fatigue levels more than by objective cognitive performance (Zamarian et al., 2024).</text:p>
      <text:p text:style-name="P18">This lack of alignment highlights the complexity of cognitive impairment and raises questions about which additional factors may influence individuals’ perceptions of cognitive difficulties.<text:s/></text:p>
      <text:p text:style-name="P19">Recent research has addressed these questions by examining how psychological symptoms influence subjective cognitive and objective cognitive impairment.</text:p>
      <text:p text:style-name="P20">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1"/>
      <text:p text:style-name="P22"><text:span text:style-name="T23">Taken together, understanding the connection between subjective and objective cognitive impairment and the factors influencing them, is crucial for developing personalized rehabilitation programs that aim to improve cognitive function and assist in the recovery of<text:s/></text:span><text:span text:style-name="T24"><office:annotation office:name="2" xml:id="1421884634"><dc:creator>Janka Hauffe</dc:creator><dc:date>2024-09-25T17:13:00</dc:date><meta:creator-initials>JH</meta:creator-initials><text:p text:style-name="P25">Ich weiß nicht, ob das zu hochgestochen ist. Aber brauchte eine gute Überleitung und da viel mir nur sowas ein 😃</text:p></office:annotation><office:annotation office:name="3" xml:id="1554614655"><dc:creator>Janka Hauffe</dc:creator><dc:date>2024-09-27T06:56:00</dc:date><meta:creator-initials>JH</meta:creator-initials><text:p text:style-name="P26"><text:span text:style-name="T27">Taken together, understanding the connection between subjective and objective cognitive impairment and the factors influencing them is crucial for a comprehensive evaluation of cognitive<text:s/></text:span></text:p></office:annotation><office:annotation office:name="4" xml:id="715188131"><dc:creator>Christian Neumann</dc:creator><dc:date>2024-09-27T08:13:00</dc:date><meta:creator-initials>CN</meta:creator-initials><text:p text:style-name="Kommentartext">Ja, das kannst du auf jeden Fall noch etwas spezifischer Umformulieren. Im Endeffekt ist das Phenomen, dass subjective und objective impairments nicht übereinstimmen, das PROBLEM, was dir aufgefallen ist. Das ZIEL ist es, herauszufinden, was die unterschiedlichen Arten von subjective impariments trotzdem differenziert werden können. Das ist dann wiederum nützlich, um den jeweiligen PatientInnen eine passende Behandlung anzubieten.</text:p></office:annotation>PCS patients.<text:s/></text:span><text:span text:style-name="T28"><office:annotation-end office:name="2"/></text:span><text:span text:style-name="Kommentarzeichen"><office:annotation-end office:name="3"/></text:span><text:span text:style-name="Kommentarzeichen"><office:annotation-end office:name="4"/></text:span></text:p>
      <text:p text:style-name="P29">Given the complexity of cognitive impairment and the significant role that psychological factors may play in its perception, cognition and its measurement will be further explained. Additionally fatigue will be described.<text:s/></text:p>
      <text:p text:style-name="P30"/>
      <text:soft-page-break/>
      <text:p text:style-name="P31"><text:span text:style-name="T32">(Subjective<text:s/></text:span><text:span text:style-name="T33"><office:annotation office:name="5" xml:id="603586744"><dc:creator>Janka Hauffe</dc:creator><dc:date>2024-09-27T07:01:00</dc:date><meta:creator-initials>JH</meta:creator-initials><text:p text:style-name="P34">I basically already explained it</text:p></office:annotation>cognitive measures</text:span><text:span text:style-name="CommentReference"><office:annotation-end office:name="5"/></text:span><text:span text:style-name="T35">)</text:span></text:p>
      <text:p text:style-name="P36">Fatigue</text:p>
      <text:p text:style-name="P37">Cognition<text:s/></text:p>
      <text:p text:style-name="P38"/>
      <text:p text:style-name="P39"><text:bookmark-start text:name="_Hlk178298318"/><text:span text:style-name="T40">EEG findings in PCS patients.</text:span><text:bookmark-start text:name="_Hlk178302760"/><text:span text:style-name="T41"><text:s/></text:span><text:span text:style-name="T42">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43">Because of this, EEG studies have become increasingly relevant for investigating individuals with COVID-19 and PCS, as they reveal changes in brain neural activity that correlate with fatigue and cognitive deficits in these patients<text:s/></text:span><text:span text:style-name="T44">(</text:span><text:span text:style-name="T45">Antony &amp; Haneef, 2020;<text:s/></text:span><text:span text:style-name="T46">Appelt et al., 2022; Cecchetti et al., 2022; Furlanis et al., 2023; Kopańska et al., 2022; Kubota, Gajera &amp; Kuroda, 2021;<text:s/></text:span><text:span text:style-name="T47">Pasini et al., 2020; Pastor, Vega-Zelaya &amp; Abad, 2020; Roberto, Espiritu, Fernandez &amp; Gutierrez, 2020;<text:s/></text:span><text:span text:style-name="T48">Wojcik et al., 2023)</text:span><text:span text:style-name="T49">.</text:span><text:bookmark-end text:name="_Hlk178302865"/><text:span text:style-name="T50"><text:s/></text:span></text:p>
      <text:p text:style-name="P51"><text:span text:style-name="T52">For example, Kubota et al.<text:s/></text:span><text:span text:style-name="T53"><office:annotation office:name="6" xml:id="1838030979"><dc:creator>Janka Hauffe</dc:creator><dc:date>2024-09-27T04:34:00</dc:date><meta:creator-initials>JH</meta:creator-initials><text:p text:style-name="P54">Muss eigentlich dazu sagen, von denen, bei den ein EEG gemacht worden ist, auf Grund der Symptom Schwere. Es geht nicht um die Gesamtstichprobe aller, die jemals Corona hatten.<text:s/></text:p></office:annotation><office:annotation office:name="7" xml:id="715188651"><dc:creator>Christian Neumann</dc:creator><dc:date>2024-09-27T08:22:00</dc:date><meta:creator-initials>CN</meta:creator-initials><text:p text:style-name="Kommentartext">Ja, generell ist dieser Abschnitt nicht super wichtig, weil das EEG ja in diesem Fall gemacht wurde noch während sie COVID hatten, richtig?</text:p></office:annotation>(2021</text:span><text:span text:style-name="CommentReference"><office:annotation-end office:name="6"/></text:span><text:span text:style-name="Kommentarzeichen"><office:annotation-end office:name="7"/></text:span><text:span text:style-name="T55">) reported that the proportion of abnormal background activity in COVID-19 patients was remarkably high at 96.1%. Similarly, Pasini et al. (2020) examined 15 patients with COVID-19 , finding abnormal EEGs in all cases. Abnormalities were not only present in COVID-19 patients, but also in those with PCS. As to meantion only two of them exampley, Furlanis et al. (2023) found that two-thirds of the 20 participants presenting brain fog were characterized by<text:s/></text:span><text:span text:style-name="T56"><office:annotation office:name="8" xml:id="715188732"><dc:creator>Christian Neumann</dc:creator><dc:date>2024-09-27T08:23:00</dc:date><meta:creator-initials>CN</meta:creator-initials><text:p text:style-name="Kommentartext">Das klingt… sehr wage :D</text:p></office:annotation>unexpected abnormal EEG patterns</text:span><text:span text:style-name="Kommentarzeichen"><office:annotation-end office:name="8"/></text:span><text:span text:style-name="T57">. Ortelli et al. (2023) found that lower performance on cognitive tasks, particularly those assessing executive function, was associated with changes in brain activity in PCS patients.<text:s/></text:span></text:p>
      <text:p text:style-name="P58"><text:span text:style-name="T59">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pan><text:span text:style-name="T60"><text:s/></text:span></text:p>
      <text:p text:style-name="P61"><text:span text:style-name="T62">Delta Power in PCS patients.</text:span><text:span text:style-name="T63"><text:s/></text:span><text:span text:style-name="T64">Delta frequency (0.5-3 Hz) in typically absent during the waking state of healthy adults and is associated with deep sleep (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text:s/></text:span><text:soft-page-break/><text:span text:style-name="T65">al. (2022) found a decrease of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literature for healthy individuals. Similarly, Pastor et al. (2020) demonstrated a significant encephalopathic pattern in PCS patients characterized, among others, by an increase of generalized delta activity.<text:s/></text:span></text:p>
      <text:p text:style-name="P66"/>
      <text:p text:style-name="P67"><text:span text:style-name="T68">Beta Power in PCS patients.<text:s/></text:span><text:span text:style-name="T69">Beta frequency (14-30 Hz) is typically present when individuals are awake and mentally or physically active, or under psychological stress (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70"/>
      <text:p text:style-name="P71"><text:span text:style-name="T72">EEG findings conclusion.<text:s/></text:span><text:span text:style-name="T73">Those EEG findings discussed above are mainly based on subjective perceived cognitive impairment rather than objective measures of impairment. To illustrate this, the findings of Ortelli et al. (2023) provide relevant insights. The PCS group had significant lower MoCA score and higher fatigue score (assessed with the self-evaluation scale measuring perceived fatigue (FSS)), than the control group. However, the global cognitive score assessed with the MoCA was still concidered as normal, implying that, overall, PCS patients did not have clinical significant cognitive impairment.<text:s/></text:span></text:p>
      <text:p text:style-name="P74"><text:tab/>Notably, there was no differentiation possible between EEG patterns associated with cognitive impairment and those related to fatigue. This raises an interesting opportunity to examine beta and delta power during resting state in two groups defind solely by objective 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75"/>
      <text:p text:style-name="P76">That shows again, that<text:s/></text:p>
      <text:p text:style-name="P77"/>
      <text:p text:style-name="P78"><text:span text:style-name="T79">there was also no differenciation between cognitive impairment and fatigue. it is interesting to look at EEG patterns in purely cognitive group</text:span><text:span text:style-name="T80"><office:annotation office:name="9" xml:id="715188964"><dc:creator>Christian Neumann</dc:creator><dc:date>2024-09-27T08:27:00</dc:date><meta:creator-initials>CN</meta:creator-initials><text:p text:style-name="Kommentartext">Da hast du ja einen Einfluss drauf</text:p></office:annotation>. (If I manage to have no significant difference<text:s/></text:span><text:soft-page-break/><text:span text:style-name="T81">in fatigue levels between those two groups)</text:span><text:span text:style-name="Kommentarzeichen"><office:annotation-end office:name="9"/></text:span><text:span text:style-name="T82"><text:s/>So that potential abnormalities in EEG can be related to objective cognitive impairment and not fatigue. <text:s/></text:span></text:p>
      <text:p text:style-name="P83">EEG studies have also provided insights into the neurophysiological impact of SARS-CoV-2 infection, revealing changes in brain electrical activity that correlate with cognitive deficits in PCS patients.<text:s/></text:p>
      <text:p text:style-name="P84"/>
      <text:p text:style-name="P85"><text:span text:style-name="T86">To understand the relationship between subjective and objective cognitive impairment, a<text:s/></text:span><text:span text:style-name="T87"><office:annotation office:name="10" xml:id="1359818896"><dc:creator>Janka Hauffe</dc:creator><dc:date>2024-09-25T21:27:00</dc:date><meta:creator-initials>JH</meta:creator-initials><text:p text:style-name="P88"><text:span text:style-name="T89">Do I need to explain this approach already in theoretical background or first in methods</text:span></text:p></office:annotation><office:annotation office:name="11" xml:id="715188996"><dc:creator>Christian Neumann</dc:creator><dc:date>2024-09-27T08:27:00</dc:date><meta:creator-initials>CN</meta:creator-initials><text:p text:style-name="Kommentartext">Methoden… Eigentlich brauchst du im theoretischen Hintergrund noch nicht mal zu erwähnen, dass du ein Clustering verfahren benutzt. Im theoretischen Hintergrund sagst du „Ich frage mich, welche Unterschiede wir zwischen Gruppen finden, die sich größtmöglich hinsichtlich ihrer Kognition unterscheiden“ und „wir erwarten, dass sie sich in Reaktionszeit und dies und jenem unterscheiden“ (das sind dann die Hypothesen) und in den Methoden sagst du dann, wie du das machst<text:s/></text:p></office:annotation>cluster analysis approach<text:s/></text:span><text:span text:style-name="T90"><office:annotation-end office:name="10"/></text:span><text:span text:style-name="Kommentarzeichen"><office:annotation-end office:name="11"/></text:span><text:span text:style-name="T91">will be used to identify two groups of individuals infected with SARS-CoV-2 based on (only) objective cognitive measures, aiming for similar cognitive performance levels within each group and maximizing the difference between the two groups.<text:s/></text:span></text:p>
      <text:p text:style-name="P92">After the cluster analysis was conducted, these groups will be compared not only in their cognitive performances, but also in their self-reported cognitive level, well-being and their resting state neural activity.<text:s/></text:p>
      <text:p text:style-name="P93"/>
      <text:p text:style-name="P94"/>
      <text:p text:style-name="P95">How do individuals with different cognitive performance levels differ in their self-reported limitations after SARS-CoV-2 infection, their well-being, and their resting state neural activity?</text:p>
      <text:p text:style-name="P96"><text:line-break/>Hypotheses</text:p>
      <text:p text:style-name="P97"/>
      <text:p text:style-name="P98">Methods</text:p>
      <text:p text:style-name="P99"/>
      <text:p text:style-name="P100">Study Design and Participants</text:p>
      <text:p text:style-name="P101">This study is part of a larger research project (EPOC), which investigates neurophysiological parameters identified from neuropsychological paradigms using high-resolution stationary EEG to reflect cognitive impairment and fatigue.<text:s/></text:p>
      <text:p text:style-name="P102"><text:tab/>Participants for the EPOC study were recruieded<text:s/>from the population based cohort study COVIDOM, which investigates PCS<text:s/>(Bahmer et al., 2022).<text:s/>As EPOC is still ongoing at the time of writing this thesis, the analysis is beeing conducted based on a preliminary subset of 79 participants, of which 49 participants have PCS and 30 do not.<text:s/></text:p>
      <text:p text:style-name="P103"/>
      <text:p text:style-name="P104"><text:span text:style-name="T105">Procedur</text:span><text:span text:style-name="T106">e</text:span><text:span text:style-name="T107"><text:line-break/></text:span><text:span text:style-name="T108">In brief, the experiment consisted of neuropsychological tests</text:span><text:span text:style-name="T109"><text:s/>(TMT, Oddball task, n-back<text:s/></text:span><text:soft-page-break/><text:span text:style-name="T110">task, PVT, and RTE)</text:span><text:span text:style-name="T111">, assessing cognitive domains such as working memory, attention, preprocessing speed, cognitive flexibility, executive functions, and multisensory integration, EEG recordings, and questionnaires assessing fatigue, sleep quality, depression, and anxiety. All data were collected at the University Medical Center Schleswig-Holstein (UKSH), Campus<text:s/></text:span><text:span text:style-name="T112">Kiel.</text:span><text:span text:style-name="T113"><text:s/></text:span><text:span text:style-name="T114">In all, the experiment took uo to three hours.<text:s/></text:span></text:p>
      <text:p text:style-name="P115"><text:span text:style-name="T116">Since this thesis focuses on behavioral data obtained from the TMT, n-back and PVT, as well as EEG resting state data, and data from the questionnaires, the RTE, and the oddball task will not be further explained. In addition, the MoCA score was measured in the previous COVIDOM study.</text:span><text:span text:style-name="T117"><text:s/></text:span></text:p>
      <text:p text:style-name="P118"/>
      <text:p text:style-name="P119">Cognitive Tasks</text:p>
      <text:p text:style-name="P120"><text:span text:style-name="T121">Montreal Cognitive Assessment (MoCA).<text:s/></text:span><text:span text:style-name="T122">The Montreal Cognitive Assessment (MoCA; Nasreddine et al., 2005) is a widely used, validated screening tool originally designed to detect mild cognitive impairment (MCI) (Freitas, Simões, Alves, Vicente &amp; Santana, 2012</text:span><text:span text:style-name="T123">; Freitas, Simões, Mar</text:span><text:span text:style-name="T124">ôco, Alves</text:span><text:span text:style-name="T125"><text:s/>&amp; Santana</text:span><text:span text:style-name="T126">, 2012; Hoops et al., 2009</text:span><text:span text:style-name="T127">). It assesses several cognitive domains, including visuospatial skills/ability, executive function, naming, 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p>
      <text:p text:style-name="P128"/>
      <text:p text:style-name="P129"><text:span text:style-name="T130">TMT Part A and B.<text:s/></text:span><text:span text:style-name="T13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132">S</text:span><text:span text:style-name="T133">ánchez-Cubillo et al., 2009). The TMT assesses cognitive processing speed and executive functioning (Lezak, 1995; Mitrushina et al., 2005; Reitan, 1992;<text:s/></text:span><text:span text:style-name="T134">S</text:span><text:span text:style-name="T135">ánchez-Cubillo et al., 2009; Strauss et al., 2016; Tombaugh, 2004), as well as visual search/scanning, and mental flexibility (</text:span><text:span text:style-name="T136">S</text:span><text:span text:style-name="T137">ánchez-Cubillo et al., 2009; Tombaugh, 2004).<text:s/></text:span></text:p>
      <text:p text:style-name="P138">The TMT consists of two parts: Part A (TMT-A), a number-connection task, and Part B (TMT-B), a number-letter alternation task. Both parts were administered in this study according to the guidelines provided by Strauss et al., 2006.</text:p>
      <text:p text:style-name="P139"/>
      <text:soft-page-break/>
      <text:p text:style-name="P140"><text:span text:style-name="T141">N-back task.<text:s/></text:span><text:span text:style-name="T142">The n-back task (Kirchner, 1958) has become a widely used tool in neuroscience for assessing working memory (Jaeggi, Buschkuehl, Perrig &amp; Meier, 2010</text:span><text:span text:style-name="T143">; Pelegrina et al., 2015</text:span><text:span text:style-name="T144">)</text:span><text:span text:style-name="T145">. N-back tasks are continuous-regognition measures, that present sequences of stimuli (Kane, Conway, Miura &amp; Colflesh, 2007)</text:span><text:span text:style-name="T146">. In these tasks, participants must determine whether a given stimulus matches one tha was presented “n” trials before. In this study, participants completed two blocks of the n-bacl task. A 1-back task and a 2-back task. Reaction time, hits, misses, and false alamrs were recorded for analysis.<text:s/></text:span></text:p>
      <text:p text:style-name="P147"/>
      <text:p text:style-name="P148"><text:span text:style-name="T149">PVT.<text:s/></text:span><text:span text:style-name="T150">The Psychomotor Vigilance Task (PVT) is a widely used reaction time test originally developed in 1985 to measure sustained attention (Drummond et al., 2005).</text:span><text:span text:style-name="T151"><text:s/>Specifically, used to evaluate sustained attention and cognitive functions, particularly in contexts involving fatigue and sleep deprivation (Jakobsen, Sorensen, Rask, Jensen &amp; Kondrup, 2011; Molina, Sanabria, Jung &amp; Correa, 2019).</text:span><text:span text:style-name="T152"><text:s/>This study employed a 5-minute version of the PVT, which has been established as a valid alternatibe to the traditional 10-minute PVT-192 (Lamond et al., 2008).</text:span></text:p>
      <text:p text:style-name="P153"/>
      <text:p text:style-name="P154">Questionnaires</text:p>
      <text:p text:style-name="P155"/>
      <text:p text:style-name="P156"><text:span text:style-name="T157"><text:tab/></text:span><text:span text:style-name="T158">PSQI.<text:s/></text:span><text:span text:style-name="T159">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Scores &gt;5 indicate poor sleep quality (Buysse et al., 1989).</text:span></text:p>
      <text:p text:style-name="P160"><text:tab/></text:p>
      <text:p text:style-name="P161"><text:span text:style-name="T162"><text:tab/></text:span><text:span text:style-name="T163">HADS.<text:s/></text:span><text:span text:style-name="T164">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text:s/></text:span><text:span text:style-name="T165">Scores ≥8 indicate elevated anxiety and deoression (Bjelland et al., 2002; Herrero et al</text:span><text:span text:style-name="T166">., 2003; Zigmond &amp; Snaith, 1983).</text:span></text:p>
      <text:p text:style-name="P167"/>
      <text:soft-page-break/>
      <text:p text:style-name="P168"><text:span text:style-name="T169"><text:tab/></text:span><text:span text:style-name="T170">FACIT-F.<text:s/></text:span><text:span text:style-name="T171">The 13-item Functional Assessment of Chronic Illness Therapy (FACIT)-Fatigue Scale (FACIT-F; Version 4)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text:span><text:span text:style-name="T172"><text:s/>Scores ≤30 indicate significant fatigue (Piper &amp; Cella, 2010).</text:span></text:p>
      <text:p text:style-name="P173"/>
      <text:p text:style-name="P174">Cluster Analysis</text:p>
      <text:p text:style-name="P175">Cluster analysis is a an explorative<text:s/>statistical method used to organize objects, data points, or observations into homogeneous groups, known as clusters, based on similarities (Ketchen &amp; Shook, 1996).<text:s/>The goal is to archieve high homogeneity within groups (intragroup homogeneity) and high heterogeneity between groups (intergroup heterogeneity)<text:s/>(Bacher &amp; Wenzig, 2010; Backhaus et al., 2011).<text:s/>In this study, the behavioral cognitive data from the PVT, TMT, MoCA, and n-back task will be utilized as cluster variables, aiming to identify two clusters that differ in their<text:s/>cognitive performance levels suggesting, that one group<text:s/>may<text:s/>performs<text:s/>better<text:s/>or<text:s/>worse than the other.<text:s/></text:p>
      <text:p text:style-name="P176"><text:span text:style-name="T177"><text:tab/></text:span><text:span text:style-name="T178">Data Preprocessing.<text:s/></text:span><text:span text:style-name="T179">All participant</text:span><text:span text:style-name="T180"><text:s/></text:span><text:span text:style-name="T181">data will be imported into R, w</text:span><text:span text:style-name="T182">h</text:span><text:span text:style-name="T183">ere preprocessing and analy</text:span><text:span text:style-name="T184">sis</text:span><text:span text:style-name="T185"><text:s/>of<text:s/></text:span><text:span text:style-name="T186">the<text:s/></text:span><text:span text:style-name="T187">data will<text:s/></text:span><text:span text:style-name="T188">be conducted</text:span><text:span text:style-name="T189">.<text:s/></text:span><text:span text:style-name="T190">The MoCA variable will be converted to a binary variable: scores ≤25 indicates cognitive impairment, while scores &gt;25 indicate no impairment. Rows with missing values will be removed. Winzorising will be used to replace outliers by capping extreme values beyond 1.5 times the interquartile range (IQR).</text:span><text:span text:style-name="T191"><text:s/></text:span><text:span text:style-name="T192">To account for the influence of age on cognitive performance, participants will be devided into age groups, and z-scores will be calculated within each group to adjust the data.</text:span><text:span text:style-name="T193"><text:s/></text:span></text:p>
      <text:p text:style-name="P194"><text:span text:style-name="T195"><text:tab/></text:span><text:span text:style-name="T196">Cluster Analysis.<text:s/></text:span><text:span text:style-name="T197">A hierarchical cluster analysis will be performed on the preprocessed test data to identify clusters among participants. PVT reaction time, TMT a, TMT b, TMT b-a, MoCA, and n-back scores will be included. Euclidean distance will be used as distance matrix, and Wars’s method is selected for clustering, as it is widely used in practice and known for its effectiveness in identifying distinct clusters (Backhaus et al., 2011). It is consdered a</text:span><text:span text:style-name="T198">s a reliable algorithm, provided that the variables are on a metric scale, are uncorrelated, and do not contain outliers (Wentura &amp; Pospeschill, 2015).<text:s/></text:span><text:span text:style-name="T199">As stated earlier, cluster analysis is an explorative method used to identify patterns in data. However, in this study, the<text:s/></text:span><text:soft-page-break/><text:span text:style-name="T200">approach is only semi-exploratory, as the number of clusters</text:span><text:span text:style-name="T201"><text:s/>to be generated will be predetermined based on prior<text:s/></text:span><text:span text:style-name="T202">knowledge. A two-cluster solution will be explored, as that alignes with the self-reported groups (with PCS, and without PCS),<text:s/></text:span><text:span text:style-name="T203">therevy allowing for good comparisons between the cluster solution and the self-reported groups. One could also consider this as a confirmatory cluster analysis (Bacher &amp; Wenzig, 2010).</text:span><text:span text:style-name="T204"><text:s/>The stability of the clusters will be tested by comparing different proximity measures and algorithms using the adjusted Rand index (Hubert and Arabie, 1985)</text:span><text:span text:style-name="T205">.</text:span></text:p>
      <text:p text:style-name="P206"><text:span text:style-name="T207"><text:tab/></text:span><text:span text:style-name="T208">Statistical analysis.<text:s/></text:span><text:span text:style-name="T209">The two clusters will be compared in several aspects. First, the two clusters will be compared in their cognitive performance levels</text:span><text:span text:style-name="T210"><text:s/>to validate whether significant differences exist between clusters. Clusters will then be compared across demographic variables and across results in questionnaires. And of great interest is to check, how those two clusters confirmate/differ/align with the self-reported<text:s/></text:span></text:p>
      <text:p text:style-name="P211"/>
      <text:p text:style-name="P212"/>
      <text:p text:style-name="P213"/>
      <text:p text:style-name="P214"/>
      <text:p text:style-name="P215"/>
      <text:p text:style-name="P216"/>
      <text:p text:style-name="P217"><text:bookmark-end text:name="_Hlk1782983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animate-in" style:display-name="animate-i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29T11:28:00Z</meta:creation-date>
    <dc:date>2024-09-29T23:18:00Z</dc:date>
    <meta:print-date>2024-09-26T09:19:00Z</meta:print-date>
    <meta:template xlink:href="Normal.dotm" xlink:type="simple"/>
    <meta:editing-cycles>38</meta:editing-cycles>
    <meta:editing-duration>PT0S</meta:editing-duration>
    <meta:document-statistic meta:page-count="9" meta:paragraph-count="41" meta:word-count="2872" meta:character-count="20925" meta:row-count="150" meta:non-whitespace-character-count="18094"/>
  </office:meta>
</office:document-meta>
</file>